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ocs-Calibri" svg:font-family="docs-Calibri"/>
    <style:font-face style:name="Poppins" svg:font-family="Poppi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Poppins" fo:font-weight="bold" officeooo:rsid="00025a8a" officeooo:paragraph-rsid="00025a8a" style:font-weight-asian="bold" style:font-weight-complex="bold"/>
    </style:style>
    <style:style style:name="P2" style:family="paragraph" style:parent-style-name="Standard">
      <style:text-properties style:font-name="Poppins" fo:font-weight="normal" officeooo:rsid="00025a8a" officeooo:paragraph-rsid="00025a8a" style:font-weight-asian="normal" style:font-weight-complex="normal"/>
    </style:style>
    <style:style style:name="P3" style:family="paragraph" style:parent-style-name="Standard">
      <style:text-properties style:font-name="Poppins" fo:font-weight="normal" officeooo:rsid="0003ba27" officeooo:paragraph-rsid="0003ba27" style:font-weight-asian="normal" style:font-weight-complex="normal"/>
    </style:style>
    <style:style style:name="P4" style:family="paragraph" style:parent-style-name="Standard">
      <style:text-properties style:font-name="Poppins" fo:font-weight="normal" officeooo:rsid="00232c25" officeooo:paragraph-rsid="00232c25" style:font-weight-asian="normal" style:font-weight-complex="normal"/>
    </style:style>
    <style:style style:name="P5" style:family="paragraph" style:parent-style-name="Standard">
      <style:text-properties style:font-name="Poppins" fo:font-weight="normal" officeooo:rsid="0025a6b8" officeooo:paragraph-rsid="0025a6b8" style:font-weight-asian="normal" style:font-weight-complex="normal"/>
    </style:style>
    <style:style style:name="P6" style:family="paragraph" style:parent-style-name="Standard">
      <style:text-properties style:font-name="Poppins" fo:font-weight="normal" officeooo:rsid="002b5080" officeooo:paragraph-rsid="005f9d9f" style:font-weight-asian="normal" style:font-weight-complex="normal"/>
    </style:style>
    <style:style style:name="P7" style:family="paragraph" style:parent-style-name="Standard">
      <style:text-properties fo:color="#ff420e" loext:opacity="100%" style:font-name="Poppins" fo:font-weight="normal" officeooo:rsid="00025a8a" officeooo:paragraph-rsid="00025a8a" style:font-weight-asian="normal" style:font-weight-complex="normal"/>
    </style:style>
    <style:style style:name="P8" style:family="paragraph" style:parent-style-name="Standard">
      <style:text-properties officeooo:paragraph-rsid="0003ba27"/>
    </style:style>
    <style:style style:name="P9" style:family="paragraph" style:parent-style-name="Standard">
      <style:text-properties fo:color="#314004" loext:opacity="100%" style:font-name="Poppins" style:text-underline-style="none" fo:font-weight="normal" officeooo:rsid="0005f549" officeooo:paragraph-rsid="0005f549" style:font-weight-asian="normal" style:font-weight-complex="normal"/>
    </style:style>
    <style:style style:name="P10" style:family="paragraph" style:parent-style-name="Standard">
      <style:text-properties officeooo:rsid="002cc1bc" officeooo:paragraph-rsid="002cc1bc"/>
    </style:style>
    <style:style style:name="P11" style:family="paragraph" style:parent-style-name="Standard">
      <style:text-properties fo:color="#000000" loext:opacity="100%" style:font-name="Poppins" fo:font-weight="normal" officeooo:rsid="00025a8a" officeooo:paragraph-rsid="0003ba27" style:font-weight-asian="normal" style:font-weight-complex="normal"/>
    </style:style>
    <style:style style:name="P12" style:family="paragraph" style:parent-style-name="Standard" style:list-style-name="L1">
      <style:text-properties officeooo:paragraph-rsid="00852ccd"/>
    </style:style>
    <style:style style:name="P13" style:family="paragraph" style:parent-style-name="Standard" style:list-style-name="L1">
      <style:text-properties fo:color="#0084d1" loext:opacity="100%" style:font-name="Poppins" style:text-underline-style="none" fo:font-weight="bold" officeooo:rsid="0003ba27" officeooo:paragraph-rsid="0003ba27" style:font-weight-asian="bold" style:font-weight-complex="bold"/>
    </style:style>
    <style:style style:name="P14" style:family="paragraph" style:parent-style-name="Standard" style:list-style-name="L1">
      <style:text-properties fo:color="#0084d1" loext:opacity="100%" style:font-name="Poppins" style:text-underline-style="none" fo:font-weight="bold" officeooo:rsid="0005f549" officeooo:paragraph-rsid="0005f549" style:font-weight-asian="bold" style:font-weight-complex="bold"/>
    </style:style>
    <style:style style:name="P15" style:family="paragraph" style:parent-style-name="Standard" style:list-style-name="L1">
      <style:text-properties fo:color="#0084d1" loext:opacity="100%" style:font-name="Poppins" style:text-underline-style="none" fo:font-weight="bold" officeooo:rsid="00852ccd" officeooo:paragraph-rsid="00852ccd" style:font-weight-asian="bold" style:font-weight-complex="bold"/>
    </style:style>
    <style:style style:name="P16" style:family="paragraph" style:parent-style-name="Standard" style:list-style-name="L1">
      <style:text-properties style:font-name="Poppins" fo:font-weight="normal" officeooo:rsid="0003ba27" officeooo:paragraph-rsid="0003ba27" style:font-weight-asian="normal" style:font-weight-complex="normal"/>
    </style:style>
    <style:style style:name="P17" style:family="paragraph" style:parent-style-name="Standard" style:list-style-name="L3">
      <style:text-properties style:font-name="Poppins" fo:font-weight="normal" officeooo:rsid="00232c25" officeooo:paragraph-rsid="00232c25" style:font-weight-asian="normal" style:font-weight-complex="normal"/>
    </style:style>
    <style:style style:name="P18" style:family="paragraph" style:parent-style-name="Standard" style:list-style-name="L3">
      <style:text-properties style:font-name="Poppins" fo:font-weight="normal" officeooo:rsid="00246cdf" officeooo:paragraph-rsid="00246cdf" style:font-weight-asian="normal" style:font-weight-complex="normal"/>
    </style:style>
    <style:style style:name="P19" style:family="paragraph" style:parent-style-name="Standard" style:list-style-name="L3">
      <style:text-properties style:font-name="Poppins" fo:font-weight="normal" officeooo:rsid="002b5080" officeooo:paragraph-rsid="002b5080" style:font-weight-asian="normal" style:font-weight-complex="normal"/>
    </style:style>
    <style:style style:name="P20" style:family="paragraph" style:parent-style-name="Standard" style:list-style-name="L3">
      <style:text-properties style:font-name="Poppins" fo:font-weight="normal" officeooo:rsid="002b5080" officeooo:paragraph-rsid="003f26da" style:font-weight-asian="normal" style:font-weight-complex="normal"/>
    </style:style>
    <style:style style:name="P21" style:family="paragraph" style:parent-style-name="Standard" style:list-style-name="L3">
      <style:text-properties style:font-name="Poppins" fo:font-weight="normal" officeooo:rsid="002b5080" officeooo:paragraph-rsid="0045a7fa" style:font-weight-asian="normal" style:font-weight-complex="normal"/>
    </style:style>
    <style:style style:name="P22" style:family="paragraph" style:parent-style-name="Standard" style:list-style-name="L3">
      <style:text-properties style:font-name="Poppins" fo:font-weight="normal" officeooo:rsid="0025a6b8" officeooo:paragraph-rsid="002b5080" style:font-weight-asian="normal" style:font-weight-complex="normal"/>
    </style:style>
    <style:style style:name="P23" style:family="paragraph" style:parent-style-name="Standard" style:list-style-name="L3">
      <style:text-properties style:font-name="Poppins" fo:font-weight="normal" officeooo:rsid="0025a6b8" officeooo:paragraph-rsid="003d1e26" style:font-weight-asian="normal" style:font-weight-complex="normal"/>
    </style:style>
    <style:style style:name="P24" style:family="paragraph" style:parent-style-name="Standard" style:list-style-name="L3">
      <style:text-properties style:font-name="Poppins" fo:font-weight="normal" officeooo:rsid="0025a6b8" officeooo:paragraph-rsid="0025a6b8" style:font-weight-asian="normal" style:font-weight-complex="normal"/>
    </style:style>
    <style:style style:name="P25" style:family="paragraph" style:parent-style-name="Standard" style:list-style-name="L4">
      <style:text-properties style:font-name="Poppins" fo:font-weight="normal" officeooo:rsid="002cc1bc" officeooo:paragraph-rsid="002cc1bc" style:font-weight-asian="normal" style:font-weight-complex="normal"/>
    </style:style>
    <style:style style:name="P26" style:family="paragraph" style:parent-style-name="Standard" style:list-style-name="L4">
      <style:text-properties style:font-name="Poppins" fo:font-weight="normal" officeooo:rsid="002e719d" officeooo:paragraph-rsid="002e719d" style:font-weight-asian="normal" style:font-weight-complex="normal"/>
    </style:style>
    <style:style style:name="P27" style:family="paragraph" style:parent-style-name="Standard" style:list-style-name="L4">
      <style:text-properties style:font-name="Poppins" fo:font-weight="normal" officeooo:rsid="003d1e26" officeooo:paragraph-rsid="005d11fd" style:font-weight-asian="normal" style:font-weight-complex="normal"/>
    </style:style>
    <style:style style:name="P28" style:family="paragraph" style:parent-style-name="Standard" style:list-style-name="L2">
      <style:text-properties officeooo:paragraph-rsid="0005f549"/>
    </style:style>
    <style:style style:name="P29" style:family="paragraph" style:parent-style-name="Standard" style:list-style-name="L2">
      <style:text-properties fo:color="#314004" loext:opacity="100%" style:font-name="Poppins" style:text-underline-style="none" fo:font-weight="normal" officeooo:rsid="0005f549" officeooo:paragraph-rsid="0005f549" style:font-weight-asian="normal" style:font-weight-complex="normal"/>
    </style:style>
    <style:style style:name="P30" style:family="paragraph" style:parent-style-name="Standard" style:list-style-name="L2">
      <style:text-properties fo:color="#314004" loext:opacity="100%" style:font-name="Poppins" style:text-underline-style="none" fo:font-weight="normal" officeooo:rsid="001011c3" officeooo:paragraph-rsid="001011c3" style:font-weight-asian="normal" style:font-weight-complex="normal"/>
    </style:style>
    <style:style style:name="P31" style:family="paragraph" style:parent-style-name="Standard" style:list-style-name="L4">
      <style:text-properties fo:color="#314004" loext:opacity="100%" style:font-name="Poppins" style:text-underline-style="none" fo:font-weight="normal" officeooo:rsid="001011c3" officeooo:paragraph-rsid="003ac6b1" style:font-weight-asian="normal" style:font-weight-complex="normal"/>
    </style:style>
    <style:style style:name="P32" style:family="paragraph" style:parent-style-name="Standard" style:list-style-name="L2">
      <style:text-properties fo:color="#314004" loext:opacity="100%" style:font-name="Poppins" style:text-underline-style="none" fo:font-weight="normal" officeooo:rsid="001304c5" officeooo:paragraph-rsid="001304c5" style:font-weight-asian="normal" style:font-weight-complex="normal"/>
    </style:style>
    <style:style style:name="P33" style:family="paragraph" style:parent-style-name="Standard" style:list-style-name="L4">
      <style:text-properties fo:color="#314004" loext:opacity="100%" style:font-name="Poppins" style:text-underline-style="none" fo:font-weight="normal" officeooo:rsid="001304c5" officeooo:paragraph-rsid="003ac6b1" style:font-weight-asian="normal" style:font-weight-complex="normal"/>
    </style:style>
    <style:style style:name="P34" style:family="paragraph" style:parent-style-name="Standard">
      <style:text-properties fo:color="#314004" loext:opacity="100%" style:font-name="Poppins" style:text-underline-style="none" fo:font-weight="normal" officeooo:rsid="0076771c" officeooo:paragraph-rsid="002cc1bc" style:font-weight-asian="normal" style:font-weight-complex="normal"/>
    </style:style>
    <style:style style:name="P35" style:family="paragraph" style:parent-style-name="Standard" style:list-style-name="L2">
      <style:text-properties fo:color="#314004" loext:opacity="100%" style:font-name="Poppins" style:text-underline-style="none" fo:font-weight="normal" officeooo:rsid="008acd51" officeooo:paragraph-rsid="008acd51" style:font-weight-asian="normal" style:font-weight-complex="normal"/>
    </style:style>
    <style:style style:name="P36" style:family="paragraph" style:parent-style-name="Standard" style:list-style-name="L2">
      <style:text-properties fo:color="#314004" loext:opacity="100%" style:font-name="Poppins" style:text-underline-style="none" fo:font-weight="bold" officeooo:rsid="001011c3" officeooo:paragraph-rsid="001011c3" style:font-weight-asian="bold" style:font-weight-complex="bold"/>
    </style:style>
    <style:style style:name="P37" style:family="paragraph" style:parent-style-name="Standard" style:list-style-name="L3">
      <style:text-properties officeooo:paragraph-rsid="0025a6b8"/>
    </style:style>
    <style:style style:name="P38" style:family="paragraph" style:parent-style-name="Standard" style:list-style-name="L3">
      <style:text-properties officeooo:rsid="002b5080" officeooo:paragraph-rsid="002b5080"/>
    </style:style>
    <style:style style:name="P39" style:family="paragraph" style:parent-style-name="Standard">
      <style:text-properties officeooo:rsid="00852ccd" officeooo:paragraph-rsid="00852ccd"/>
    </style:style>
    <style:style style:name="T1" style:family="text">
      <style:text-properties fo:color="#000000" loext:opacity="100%" style:font-name="Poppins" fo:font-weight="normal" officeooo:rsid="00025a8a" style:font-weight-asian="normal" style:font-weight-complex="normal"/>
    </style:style>
    <style:style style:name="T2" style:family="text">
      <style:text-properties fo:color="#000000" loext:opacity="100%" style:font-name="Poppins" fo:font-weight="normal" officeooo:rsid="00028c2c" style:font-weight-asian="normal" style:font-weight-complex="normal"/>
    </style:style>
    <style:style style:name="T3" style:family="text">
      <style:text-properties fo:color="#000000" loext:opacity="100%" style:font-name="Poppins" fo:font-weight="normal" officeooo:rsid="0002da5f" style:font-weight-asian="normal" style:font-weight-complex="normal"/>
    </style:style>
    <style:style style:name="T4" style:family="text">
      <style:text-properties fo:color="#000000" loext:opacity="100%" style:font-name="Poppins" fo:font-weight="normal" officeooo:rsid="0003ba27" style:font-weight-asian="normal" style:font-weight-complex="normal"/>
    </style:style>
    <style:style style:name="T5" style:family="text">
      <style:text-properties fo:color="#000000" loext:opacity="100%" style:font-name="Poppins" fo:font-weight="normal" officeooo:rsid="0086587f" style:font-weight-asian="normal" style:font-weight-complex="normal"/>
    </style:style>
    <style:style style:name="T6" style:family="text">
      <style:text-properties officeooo:rsid="0003f112"/>
    </style:style>
    <style:style style:name="T7" style:family="text">
      <style:text-properties officeooo:rsid="0005b64a"/>
    </style:style>
    <style:style style:name="T8" style:family="text">
      <style:text-properties officeooo:rsid="00097a2e"/>
    </style:style>
    <style:style style:name="T9" style:family="text">
      <style:text-properties officeooo:rsid="0010f9eb"/>
    </style:style>
    <style:style style:name="T10" style:family="text">
      <style:text-properties officeooo:rsid="00117a55"/>
    </style:style>
    <style:style style:name="T11" style:family="text">
      <style:text-properties officeooo:rsid="001304c5"/>
    </style:style>
    <style:style style:name="T12" style:family="text">
      <style:text-properties officeooo:rsid="0013d043"/>
    </style:style>
    <style:style style:name="T13" style:family="text">
      <style:text-properties officeooo:rsid="001d9fc1"/>
    </style:style>
    <style:style style:name="T14" style:family="text">
      <style:text-properties officeooo:rsid="0025a6b8"/>
    </style:style>
    <style:style style:name="T15" style:family="text">
      <style:text-properties officeooo:rsid="002b5080"/>
    </style:style>
    <style:style style:name="T16" style:family="text">
      <style:text-properties style:font-name="Poppins" fo:font-weight="normal" style:font-weight-asian="normal" style:font-weight-complex="normal"/>
    </style:style>
    <style:style style:name="T17" style:family="text">
      <style:text-properties style:font-name="Poppins" fo:font-weight="normal" officeooo:rsid="002b5080" style:font-weight-asian="normal" style:font-weight-complex="normal"/>
    </style:style>
    <style:style style:name="T18" style:family="text">
      <style:text-properties style:font-name="Poppins" fo:font-weight="normal" officeooo:rsid="0025a6b8" style:font-weight-asian="normal" style:font-weight-complex="normal"/>
    </style:style>
    <style:style style:name="T19" style:family="text">
      <style:text-properties style:font-name="Poppins" fo:font-weight="normal" officeooo:rsid="002cc1bc" style:font-weight-asian="normal" style:font-weight-complex="normal"/>
    </style:style>
    <style:style style:name="T20" style:family="text">
      <style:text-properties officeooo:rsid="003d1e26"/>
    </style:style>
    <style:style style:name="T21" style:family="text">
      <style:text-properties officeooo:rsid="003eaccd"/>
    </style:style>
    <style:style style:name="T22" style:family="text">
      <style:text-properties officeooo:rsid="0045a7fa"/>
    </style:style>
    <style:style style:name="T23" style:family="text">
      <style:text-properties fo:color="#314004" loext:opacity="100%" style:text-underline-style="none"/>
    </style:style>
    <style:style style:name="T24" style:family="text">
      <style:text-properties fo:color="#314004" loext:opacity="100%" style:text-underline-style="none" officeooo:rsid="005b4c67"/>
    </style:style>
    <style:style style:name="T25" style:family="text">
      <style:text-properties fo:color="#314004" loext:opacity="100%" style:text-underline-style="none" officeooo:rsid="005be0f1"/>
    </style:style>
    <style:style style:name="T26" style:family="text">
      <style:text-properties fo:color="#314004" loext:opacity="100%" style:font-name="Poppins" style:text-underline-style="none" fo:font-weight="normal" officeooo:rsid="003d1e26" style:font-weight-asian="normal" style:font-weight-complex="normal"/>
    </style:style>
    <style:style style:name="T27" style:family="text">
      <style:text-properties fo:color="#314004" loext:opacity="100%" style:font-name="Poppins" style:text-underline-style="none" fo:font-weight="normal" officeooo:rsid="00852ccd" style:font-weight-asian="normal" style:font-weight-complex="normal"/>
    </style:style>
    <style:style style:name="T28" style:family="text">
      <style:text-properties fo:color="#314004" loext:opacity="100%" style:font-name="Poppins" style:text-underline-style="none" fo:font-weight="normal" officeooo:rsid="0005f549" style:font-weight-asian="normal" style:font-weight-complex="normal"/>
    </style:style>
    <style:style style:name="T29" style:family="text">
      <style:text-properties fo:color="#314004" loext:opacity="100%" style:font-name="Poppins" style:text-underline-style="none" fo:font-weight="normal" officeooo:rsid="008c986a" style:font-weight-asian="normal" style:font-weight-complex="normal"/>
    </style:style>
    <style:style style:name="T30" style:family="text">
      <style:text-properties fo:color="#314004" loext:opacity="100%" style:font-name="Poppins" style:text-underline-style="none" fo:font-weight="normal" officeooo:rsid="009001e3" style:font-weight-asian="normal" style:font-weight-complex="normal"/>
    </style:style>
    <style:style style:name="T31" style:family="text">
      <style:text-properties fo:color="#314004" loext:opacity="100%" style:font-name="Poppins" style:text-underline-style="none" fo:font-weight="normal" officeooo:rsid="0097336b" style:font-weight-asian="normal" style:font-weight-complex="normal"/>
    </style:style>
    <style:style style:name="T32" style:family="text">
      <style:text-properties officeooo:rsid="0083cf8b"/>
    </style:style>
    <style:style style:name="T33" style:family="text">
      <style:text-properties officeooo:rsid="008c986a"/>
    </style:style>
    <style:style style:name="T34" style:family="text">
      <style:text-properties officeooo:rsid="009001e3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docs-Calibri" fo:font-size="12pt" fo:font-style="normal" style:text-underline-style="none" fo:font-weight="normal" style:text-blinking="false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Poppins" fo:font-size="12pt" fo:font-style="normal" style:text-underline-style="none" fo:font-weight="normal" style:text-blinking="false"/>
    </style:style>
    <style:style style:name="T37" style:family="text">
      <style:text-properties style:font-name="Poppin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 </text:p>
      <text:p text:style-name="P2"/>
      <text:p text:style-name="P7">Pourquoi plats ?</text:p>
      <text:p text:style-name="P11"/>
      <text:p text:style-name="P8"><text:span text:style-name="T1">Pourquoi plats ? est une question tirée de la simple question : Pourquoi pas ? Une question ,mais qui </text:span><text:span text:style-name="T2">se </text:span><text:span text:style-name="T5">suit</text:span><text:span text:style-name="T2"> par</text:span><text:span text:style-name="T1"> <text:s/>une ou des propositions et</text:span><text:span text:style-name="T3"> </text:span><text:span text:style-name="T1"><text:s/></text:span><text:span text:style-name="T3">on a donc des proposition</text:span><text:span text:style-name="T5">s</text:span><text:span text:style-name="T3"> de plats du jour </text:span><text:span text:style-name="T5">ou bien aussi par semaine</text:span><text:span text:style-name="T3"> <text:s/>. L’utilisation des applications mobiles est devenue une norme actuellement . Alors en voyant les difficultés des entourages et de certaines mères de famille à chercher des plats du jour adapter à tous les membres de la famille , « Pourquoi plats » est là pour répondre à tous ces </text:span><text:span text:style-name="T4">croissants</text:span> <text:span text:style-name="T3"><text:s/>besoins, </text:span><text:span text:style-name="T4">une application mobile novatrice axée sur la proposition de plats </text:span><text:span text:style-name="T3">. Ce cahier des charges détaillera les objectifs, les caractéristiques principales</text:span><text:span text:style-name="T4"> (fonctionnalités)</text:span><text:span text:style-name="T3"> et les spécifications techniques de l'application afin de fournir aux utilisateurs une expérience culinaire personnalisée, intuitive et pratique. </text:span></text:p>
      <text:p text:style-name="P2"/>
      <text:list xml:id="list2112959012" text:style-name="L1">
        <text:list-item>
          <text:p text:style-name="P13">Objectif de l’application</text:p>
          <text:p text:style-name="P16">L'objectif principal de cette application mobile est de faciliter la recherche et la proposition de plats délicieux et <text:span text:style-name="T6">surtout </text:span>adaptés aux préférences et aux conditions <text:span text:style-name="T6">mis en compte </text:span>de tous les membres d’une famille <text:s text:c="2"/>que ce soit médical ou non . L’application vise à <text:span text:style-name="T6">accompagner</text:span> <text:span text:style-name="T6">et aider </text:span>chaque foyer ou chaque personne chaque jour à découvrir de nouvelles recettes , à trouver des plats qui correspondent non seulement à leurs goûts mais aussi leur conditions alimentaires et leur exigences <text:span text:style-name="T7">tout en respectant les saisons de tous les aliments</text:span>. </text:p>
        </text:list-item>
      </text:list>
      <text:p text:style-name="P3"/>
      <text:list xml:id="list112335071975772" text:continue-numbering="true" text:style-name="L1">
        <text:list-item>
          <text:p text:style-name="P14">Fonctionnalités</text:p>
        </text:list-item>
      </text:list>
      <text:list xml:id="list2730097597" text:style-name="L2">
        <text:list-item>
          <text:p text:style-name="P28"><text:span text:style-name="T28">Proposition de plats </text:span><text:span text:style-name="T29">la plus optimale possible </text:span><text:span text:style-name="T28">selon les critères de chaque personne et selon la saison des aliments </text:span><text:span text:style-name="T30">et </text:span><text:span text:style-name="T36">Renouvellement des propositions (limité)</text:span><text:span text:style-name="T37"> </text:span></text:p>
        </text:list-item>
        <text:list-item>
          <text:p text:style-name="P29">Proposition </text:p>
          <text:list>
            <text:list-item>
              <text:p text:style-name="P29">pour une famille entière </text:p>
            </text:list-item>
            <text:list-item>
              <text:p text:style-name="P29">pour une personne </text:p>
            </text:list-item>
          </text:list>
        </text:list-item>
        <text:list-item>
          <text:p text:style-name="P29">Proposition au choix </text:p>
          <text:list>
            <text:list-item>
              <text:p text:style-name="P35">Par jour – par semaine </text:p>
            </text:list-item>
            <text:list-item>
              <text:p text:style-name="P29">Petit D<text:span text:style-name="T8">é</text:span>jeuner <text:s/>ou D<text:span text:style-name="T8">é</text:span>jeuner <text:s/>ou D<text:span text:style-name="T8">î</text:span>ner ou Go<text:span text:style-name="T8">û</text:span>ter</text:p>
            </text:list-item>
            <text:list-item>
              <text:p text:style-name="P29">Plats Malagasy <text:span text:style-name="T32">surtout et</text:span> autres</text:p>
            </text:list-item>
            <text:list-item>
              <text:p text:style-name="P29">Nombres de plats à suggérer </text:p>
            </text:list-item>
            <text:list-item>
              <text:p text:style-name="P29">Budget</text:p>
            </text:list-item>
          </text:list>
        </text:list-item>
        <text:list-item>
          <text:p text:style-name="P36">Statistique</text:p>
          <text:list>
            <text:list-item>
              <text:p text:style-name="P30"><text:soft-page-break/>des cat<text:span text:style-name="T9">é</text:span>gories <text:span text:style-name="T13">de plats </text:span><text:span text:style-name="T9">les plus demandés </text:span></text:p>
            </text:list-item>
            <text:list-item>
              <text:p text:style-name="P30">des <text:span text:style-name="T10">retours sur les propositions </text:span><text:span text:style-name="T11">et taux de satisfaction</text:span><text:span text:style-name="T12">s</text:span></text:p>
            </text:list-item>
            <text:list-item>
              <text:p text:style-name="P32">pourcentage de conditions de santé le plus fréquent</text:p>
            </text:list-item>
            <text:list-item>
              <text:p text:style-name="P32">Pourcentage d'utilisateurs ayant des conditions médicales spécifiques </text:p>
            </text:list-item>
          </text:list>
        </text:list-item>
      </text:list>
      <text:p text:style-name="P9"><text:tab/><text:tab/></text:p>
      <text:p text:style-name="P6">FRONT OFFICE :</text:p>
      <text:p text:style-name="P4"/>
      <text:list xml:id="list2969844618" text:style-name="L3">
        <text:list-item>
          <text:p text:style-name="P17">Gestion d’utilisateur :</text:p>
          <text:list>
            <text:list-item>
              <text:p text:style-name="P17">Inscription famille </text:p>
            </text:list-item>
            <text:list-item>
              <text:p text:style-name="P18">Login famille </text:p>
            </text:list-item>
            <text:list-item>
              <text:p text:style-name="P17">Ajout Membres et critères de chaque membres(Maladies -Préfér<text:span text:style-name="T14">e</text:span>nce – Intolérance)</text:p>
            </text:list-item>
          </text:list>
        </text:list-item>
        <text:list-item>
          <text:p text:style-name="P19">Interface famille</text:p>
          <text:list>
            <text:list-item>
              <text:p text:style-name="P22">Liste<text:span text:style-name="T15">s et</text:span> </text:p>
            </text:list-item>
            <text:list-item>
              <text:p text:style-name="P22"><text:span text:style-name="T15">Modif </text:span>des critères de chaque membre de famille</text:p>
              <text:list>
                <text:list-item>
                  <text:p text:style-name="P23">Maladies </text:p>
                </text:list-item>
                <text:list-item>
                  <text:p text:style-name="P23">Préférence <text:span text:style-name="T20">(limité)</text:span></text:p>
                </text:list-item>
                <text:list-item>
                  <text:p text:style-name="P23">Intolérance</text:p>
                </text:list-item>
              </text:list>
            </text:list-item>
            <text:list-item>
              <text:p text:style-name="P20">Confirmation des critères - <text:span text:style-name="T21">au choix </text:span></text:p>
              <text:list>
                <text:list-item>
                  <text:p text:style-name="P19">Ajout Budget Min et max</text:p>
                </text:list-item>
                <text:list-item>
                  <text:p text:style-name="P21">Type de plats </text:p>
                </text:list-item>
                <text:list-item>
                  <text:p text:style-name="P21">Nombre de plats par type de plats</text:p>
                </text:list-item>
                <text:list-item>
                  <text:p text:style-name="P19">Liste des critères de chaque membre de famille <text:span text:style-name="T22">+</text:span> noms</text:p>
                </text:list-item>
              </text:list>
            </text:list-item>
          </text:list>
        </text:list-item>
      </text:list>
      <text:p text:style-name="P5"/>
      <text:list xml:id="list112336510580792" text:continue-numbering="true" text:style-name="L3">
        <text:list-item>
          <text:p text:style-name="P24">Proposition </text:p>
          <text:list>
            <text:list-item>
              <text:p text:style-name="P37"><text:span text:style-name="T18">L</text:span><text:span text:style-name="T17">iste et </text:span><text:span text:style-name="T19">nombre </text:span><text:span text:style-name="T17">des menus proposé</text:span><text:span text:style-name="T19">s</text:span><text:span text:style-name="T17"> </text:span><text:span text:style-name="T19">selon les critères demandés</text:span></text:p>
            </text:list-item>
            <text:list-item>
              <text:p text:style-name="P38"><text:span text:style-name="T16">Liste détails de chaque menu proposé</text:span><text:span text:style-name="T19"> – Recettes </text:span></text:p>
            </text:list-item>
          </text:list>
        </text:list-item>
      </text:list>
      <text:p text:style-name="P5"/>
      <text:p text:style-name="P10"><text:span text:style-name="T18">B</text:span><text:span text:style-name="T16">ACK OFFICE</text:span></text:p>
      <text:list xml:id="list3003221087" text:style-name="L4">
        <text:list-item>
          <text:p text:style-name="P25">Login administrateur</text:p>
        </text:list-item>
        <text:list-item>
          <text:p text:style-name="P25">Crud des critères possible</text:p>
          <text:list>
            <text:list-item>
              <text:p text:style-name="P26">Catégorie ingrédients</text:p>
            </text:list-item>
            <text:list-item>
              <text:p text:style-name="P25">Ingrédients</text:p>
            </text:list-item>
            <text:list-item>
              <text:p text:style-name="P25">plats </text:p>
            </text:list-item>
            <text:list-item>
              <text:p text:style-name="P25">type de plats</text:p>
            </text:list-item>
            <text:list-item>
              <text:p text:style-name="P25">Maladies</text:p>
              <text:list>
                <text:list-item>
                  <text:p text:style-name="P25">Ingrédients non conseillé pour avec taux si existe</text:p>
                </text:list-item>
              </text:list>
            </text:list-item>
            <text:list-item>
              <text:p text:style-name="P25">Intolérance</text:p>
            </text:list-item>
          </text:list>
        </text:list-item>
      </text:list>
      <text:p text:style-name="P34"/>
      <text:list xml:id="list112334673089741" text:continue-list="list112335071975772" text:style-name="L1">
        <text:list-item>
          <text:p text:style-name="P15"><text:soft-page-break/>Temps <text:s/>estimés </text:p>
          <text:p text:style-name="P12"><text:span text:style-name="T26">L</text:span><text:span text:style-name="T27">e temps estimé pour accomplir le projet est bien réparti dans une estimation bien préparé dans ce lien ci dessous mais en globalité , le projet est livrable avec un cahier de tests et les informations n</text:span><text:span text:style-name="T31">é</text:span><text:span text:style-name="T27">cessaire sous 66 jours continues . <text:s text:c="2"/></text:span><text:a xlink:type="simple" xlink:href="https://docs.google.com/spreadsheets/d/10OzPGB4xsnbbsY73X4Nd6vvDHFv2Pry_md4h1Qmf6no/edit?usp=sharing" office:target-frame-name="_blank" xlink:show="new" text:style-name="Internet_20_link" text:visited-style-name="Visited_20_Internet_20_Link">https://docs.google.com/spreadsheets/d/10OzPGB4xsnbbsY73X4Nd6vvDHFv2Pry_md4h1Qmf6no/edit?usp=sharing</text:a> </text:p>
        </text:list-item>
      </text:list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ocs-Calibri" svg:font-family="docs-Calibri"/>
    <style:font-face style:name="Poppins" svg:font-family="Poppi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31T11:23:30.804000000</dc:date>
    <meta:editing-duration>P2DT1H45M43S</meta:editing-duration>
    <meta:editing-cycles>49</meta:editing-cycles>
    <meta:generator>LibreOffice/7.1.1.2$Windows_X86_64 LibreOffice_project/fe0b08f4af1bacafe4c7ecc87ce55bb426164676</meta:generator>
    <meta:document-statistic meta:table-count="0" meta:image-count="0" meta:object-count="0" meta:page-count="3" meta:paragraph-count="53" meta:word-count="520" meta:character-count="3183" meta:non-whitespace-character-count="2721"/>
  </office:meta>
</office:document-meta>
</file>